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ume au plantain</text:p>
      <text:p text:style-name="P1">Ingrédients :</text:p>
      <text:p text:style-name="P1">Feuilles de plantain lancéolé cueillette sauvage , huile de sésame bio, cire d'abeilles non traités par des procédés chimiques, vitamine E d'origine naturelle.</text:p>
      <text:p text:style-name="P1">Au choix, pot de 30 ou de 50 ml</text:p>
      <text:p text:style-name="P1"/>
      <text:p text:style-name="P1">ça , je sais pas ou le caser,, j'aurais plusieurs baume avec cette huile.</text:p>
      <text:p text:style-name="P1">L'huile de sésame, très utilisée en ayurvéda possède de très nombreuses propriétés pour la peau, et convient à tous les types de peau. Elle pénètre bien la peau est se conserve bien</text:p>
      <text:p text:style-name="P1"/>
      <text:p text:style-name="P2">Baume au millepertuis</text:p>
      <text:p text:style-name="P1">Ingrédients :</text:p>
      <text:p text:style-name="P1">Fleurs de millepertuis cueillette sauvage , huile de sésame bio, cire d'abeilles non traités par des procédés chimiques, vitamine E d'origine naturelle.</text:p>
      <text:p text:style-name="P1">Pot de 30ml</text:p>
      <text:p text:style-name="P1"/>
      <text:p text:style-name="P2">Huile de pâquerette :</text:p>
      <text:p text:style-name="P1">Ingrédients :</text:p>
      <text:p text:style-name="P1">Fleurs de pâquerette cueillette sauvage, huile de sésame, vitamine E.</text:p>
      <text:p text:style-name="P1">Flacon de 50ml </text:p>
      <text:p text:style-name="P1"/>
      <text:p text:style-name="P1"/>
      <text:p text:style-name="P2">Baume de bruyère :</text:p>
      <text:p text:style-name="P3">Ingrédients :</text:p>
      <text:p text:style-name="P3">fleurs de bruyère des Landes, huile de noisette bio et huile de <text:s/>sésame bio, cire d'abeilles non traités par des procédés chimiques, vitamine E d'origine naturelle.</text:p>
      <text:p text:style-name="P3">Pot de 30ml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6-08T14:06:22.73</meta:creation-date>
    <dc:date>2024-06-08T14:47:48.99</dc:date>
    <meta:editing-duration>PT35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18" meta:word-count="167" meta:character-count="995"/>
  </office:meta>
</office:document-meta>
</file>